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  <style:text-properties fo:font-size="11pt" fo:language="none" fo:country="none" style:font-size-asian="11pt" style:font-size-complex="11pt"/>
    </style:style>
    <style:style style:name="P2" style:family="paragraph" style:parent-style-name="Standard" style:list-style-name="">
      <style:paragraph-properties fo:margin-top="0cm" fo:margin-bottom="0.353cm" fo:line-height="115%"/>
      <style:text-properties fo:font-size="14pt" fo:language="none" fo:country="none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 style:list-style-name="">
      <style:paragraph-properties fo:margin-top="0cm" fo:margin-bottom="0.353cm" fo:line-height="115%"/>
    </style:style>
    <style:style style:name="P4" style:family="paragraph" style:parent-style-name="Standard" style:list-style-name="" style:master-page-name="Standard">
      <style:paragraph-properties fo:margin-top="0cm" fo:margin-bottom="0.353cm" fo:line-height="115%" style:page-number="auto"/>
      <style:text-properties fo:font-size="11pt" fo:language="none" fo:country="none" style:font-size-asian="11pt" style:font-size-complex="11pt"/>
    </style:style>
    <style:style style:name="T1" style:family="text">
      <style:text-properties fo:font-size="11pt" fo:language="none" fo:country="non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Hyperlink Test</text:p>
      <text:p text:style-name="P1"/>
      <text:p text:style-name="P3"><text:span text:style-name="T1"><text:tab/></text:span><text:a xlink:type="simple" xlink:href="../PractiseFlights/001_ADF_Time_Distance.rtf" office:name="T001_ADF/NDB_Distance_and_Time" text:style-name="Internet_20_link" text:visited-style-name="Visited_20_Internet_20_Link">C:\FlightGear 2017.2.1\data\Aircraft\FGNavigator1\Docs\PractiseFlights\001_ADF_Time_Distance.rt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es" style:country-asian="CL" style:font-size-complex="12pt" style:language-complex="es" style:country-complex="CL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es" fo:country="CL" style:font-name-asian="Calibri" style:font-size-asian="12pt" style:language-asian="es" style:country-asian="CL" style:font-name-complex="Calibri" style:font-size-complex="12pt" style:language-complex="es" style:country-complex="C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4" meta:character-count="111"/>
    <dc:date>2017-08-11T00:22:42.34</dc:date>
    <dc:creator>Gerhard Kick</dc:creator>
    <meta:generator>OpenOffice/4.1.3$Win32 OpenOffice.org_project/413m1$Build-9783</meta:generator>
  </office:meta>
</office:document-meta>
</file>